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Roboto Condensed Light" svg:font-family="'Roboto Condensed Light'"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Condensed Light" style:text-underline-style="none" fo:font-weight="bold" officeooo:rsid="0035dd61" officeooo:paragraph-rsid="0035dd61" style:font-weight-asian="bold" style:font-weight-complex="bold"/>
    </style:style>
    <style:style style:name="P2" style:family="paragraph" style:parent-style-name="Standard">
      <style:text-properties style:font-name="Roboto Condensed Light" style:text-underline-style="none" fo:font-weight="bold" officeooo:rsid="00167b2f" officeooo:paragraph-rsid="001b9ab4" style:font-weight-asian="bold" style:font-weight-complex="bold"/>
    </style:style>
    <style:style style:name="P3" style:family="paragraph" style:parent-style-name="Standard">
      <style:text-properties style:font-name="Roboto Condensed Light" style:text-underline-style="none" fo:font-weight="bold" officeooo:rsid="001a02e7" officeooo:paragraph-rsid="001a02e7" style:font-weight-asian="bold" style:font-weight-complex="bold"/>
    </style:style>
    <style:style style:name="P4" style:family="paragraph" style:parent-style-name="Standard">
      <style:text-properties style:font-name="Roboto Condensed Light" style:text-underline-style="none" fo:font-weight="bold" officeooo:rsid="002cde10" officeooo:paragraph-rsid="002cde10" style:font-weight-asian="bold" style:font-weight-complex="bold"/>
    </style:style>
    <style:style style:name="P5" style:family="paragraph" style:parent-style-name="Standard">
      <style:text-properties style:font-name="Roboto Condensed Light" style:text-underline-style="none" fo:font-weight="bold" officeooo:rsid="003706f8" officeooo:paragraph-rsid="003706f8" style:font-weight-asian="bold" style:font-weight-complex="bold"/>
    </style:style>
    <style:style style:name="P6" style:family="paragraph" style:parent-style-name="Standard">
      <style:text-properties style:font-name="Roboto Condensed Light" style:text-underline-style="none" fo:font-weight="normal" officeooo:rsid="002294df" officeooo:paragraph-rsid="002294df" style:font-weight-asian="normal" style:font-weight-complex="normal"/>
    </style:style>
    <style:style style:name="P7" style:family="paragraph" style:parent-style-name="Standard">
      <style:text-properties style:font-name="Roboto Condensed Light" style:text-underline-style="none" fo:font-weight="normal" officeooo:rsid="0024874c" officeooo:paragraph-rsid="0024874c" style:font-weight-asian="normal" style:font-weight-complex="normal"/>
    </style:style>
    <style:style style:name="P8" style:family="paragraph" style:parent-style-name="Standard">
      <style:text-properties style:font-name="Roboto Condensed Light" style:text-underline-style="none" fo:font-weight="normal" officeooo:rsid="00248dd5" officeooo:paragraph-rsid="00248dd5" style:font-weight-asian="normal" style:font-weight-complex="normal"/>
    </style:style>
    <style:style style:name="P9" style:family="paragraph" style:parent-style-name="Standard">
      <style:text-properties style:font-name="Roboto Condensed Light" style:text-underline-style="none" fo:font-weight="normal" officeooo:rsid="0026784a" officeooo:paragraph-rsid="0026784a" style:font-weight-asian="normal" style:font-weight-complex="normal"/>
    </style:style>
    <style:style style:name="P10" style:family="paragraph" style:parent-style-name="Standard">
      <style:text-properties style:font-name="Roboto Condensed Light" style:text-underline-style="none" fo:font-weight="normal" officeooo:rsid="0028b8fc" officeooo:paragraph-rsid="0027631f" style:font-weight-asian="normal" style:font-weight-complex="normal"/>
    </style:style>
    <style:style style:name="P11" style:family="paragraph" style:parent-style-name="Standard">
      <style:text-properties style:font-name="Roboto Condensed Light" style:text-underline-style="none" fo:font-weight="normal" officeooo:rsid="002db66d" officeooo:paragraph-rsid="002db66d" style:font-weight-asian="normal" style:font-weight-complex="normal"/>
    </style:style>
    <style:style style:name="P12" style:family="paragraph" style:parent-style-name="Standard">
      <style:text-properties style:font-name="Roboto Condensed Light" style:text-underline-style="none" fo:font-weight="normal" officeooo:rsid="002db66d" officeooo:paragraph-rsid="002ea53e" style:font-weight-asian="normal" style:font-weight-complex="normal"/>
    </style:style>
    <style:style style:name="P13" style:family="paragraph" style:parent-style-name="Standard">
      <style:text-properties style:font-name="Roboto Condensed Light" style:text-underline-style="none" fo:font-weight="normal" officeooo:rsid="002ea53e" officeooo:paragraph-rsid="002ea53e" style:font-weight-asian="normal" style:font-weight-complex="normal"/>
    </style:style>
    <style:style style:name="P14" style:family="paragraph" style:parent-style-name="Standard">
      <style:text-properties style:font-name="Roboto Condensed Light" fo:font-size="14pt" officeooo:paragraph-rsid="0031ed59" style:font-size-asian="14pt" style:font-size-complex="14pt"/>
    </style:style>
    <style:style style:name="P15" style:family="paragraph" style:parent-style-name="Standard">
      <style:text-properties style:font-name="Roboto Condensed Light" fo:font-size="14pt" fo:font-weight="bold" officeooo:rsid="0031ed59" officeooo:paragraph-rsid="0031ed59" style:font-size-asian="14pt" style:font-weight-asian="bold" style:font-size-complex="14pt" style:font-weight-complex="bold"/>
    </style:style>
    <style:style style:name="P16" style:family="paragraph" style:parent-style-name="Standard">
      <style:text-properties style:font-name="Roboto Condensed Light" fo:font-style="normal" officeooo:rsid="0032bf29" officeooo:paragraph-rsid="0032bf29" style:font-style-asian="normal" style:font-style-complex="normal"/>
    </style:style>
    <style:style style:name="P17" style:family="paragraph" style:parent-style-name="Standard">
      <style:text-properties style:font-name="Roboto Condensed Light" fo:font-weight="bold" officeooo:rsid="0031ed59" officeooo:paragraph-rsid="0031ed59" style:font-weight-asian="bold" style:font-weight-complex="bold"/>
    </style:style>
    <style:style style:name="P18" style:family="paragraph" style:parent-style-name="Standard">
      <style:text-properties style:font-name="Roboto Condensed Light" fo:font-weight="bold" officeooo:rsid="000885ef" officeooo:paragraph-rsid="000885ef" style:font-weight-asian="bold" style:font-weight-complex="bold"/>
    </style:style>
    <style:style style:name="P19" style:family="paragraph" style:parent-style-name="Standard">
      <style:text-properties style:font-name="Roboto Condensed Light" fo:font-weight="bold" officeooo:rsid="001b9ab4" officeooo:paragraph-rsid="001b9ab4" style:font-weight-asian="bold" style:font-weight-complex="bold"/>
    </style:style>
    <style:style style:name="P20" style:family="paragraph" style:parent-style-name="Standard">
      <style:text-properties style:font-name="Roboto Condensed Light" fo:font-weight="bold" officeooo:rsid="00167b2f" officeooo:paragraph-rsid="001b9ab4" style:font-weight-asian="bold" style:font-weight-complex="bold"/>
    </style:style>
    <style:style style:name="P21" style:family="paragraph" style:parent-style-name="Standard">
      <style:text-properties style:font-name="Roboto Condensed Light" fo:font-weight="bold" officeooo:rsid="00167b2f" officeooo:paragraph-rsid="00167b2f" style:font-weight-asian="bold" style:font-weight-complex="bold"/>
    </style:style>
    <style:style style:name="P22" style:family="paragraph" style:parent-style-name="Standard">
      <style:text-properties style:font-name="Roboto Condensed Light" fo:font-weight="bold" officeooo:rsid="001a02e7" officeooo:paragraph-rsid="001a02e7" style:font-weight-asian="bold" style:font-weight-complex="bold"/>
    </style:style>
    <style:style style:name="P23" style:family="paragraph" style:parent-style-name="Standard">
      <style:text-properties style:font-name="Roboto Condensed Light" fo:font-weight="bold" officeooo:rsid="002cde10" officeooo:paragraph-rsid="002cde10" style:font-weight-asian="bold" style:font-weight-complex="bold"/>
    </style:style>
    <style:style style:name="P24" style:family="paragraph" style:parent-style-name="Standard">
      <style:text-properties style:font-name="Roboto Condensed Light" fo:font-weight="bold" officeooo:rsid="003706f8" officeooo:paragraph-rsid="003706f8" style:font-weight-asian="bold" style:font-weight-complex="bold"/>
    </style:style>
    <style:style style:name="P25" style:family="paragraph" style:parent-style-name="Standard">
      <style:text-properties style:font-name="Roboto Condensed Light" fo:font-weight="normal" officeooo:rsid="000945fa" officeooo:paragraph-rsid="000945fa" style:font-weight-asian="normal" style:font-weight-complex="normal"/>
    </style:style>
    <style:style style:name="P26" style:family="paragraph" style:parent-style-name="Standard">
      <style:text-properties style:font-name="Roboto Condensed Light" fo:font-weight="normal" officeooo:rsid="000d3292" officeooo:paragraph-rsid="000d3292" style:font-weight-asian="normal" style:font-weight-complex="normal"/>
    </style:style>
    <style:style style:name="P27" style:family="paragraph" style:parent-style-name="Standard">
      <style:text-properties style:font-name="Roboto Condensed Light" fo:font-weight="normal" officeooo:rsid="0011880e" officeooo:paragraph-rsid="0011880e" style:font-weight-asian="normal" style:font-weight-complex="normal"/>
    </style:style>
    <style:style style:name="P28" style:family="paragraph" style:parent-style-name="Standard">
      <style:text-properties style:font-name="Roboto Condensed Light" fo:font-weight="normal" officeooo:rsid="0015dacd" officeooo:paragraph-rsid="0012c46d" style:font-weight-asian="normal" style:font-weight-complex="normal"/>
    </style:style>
    <style:style style:name="P29" style:family="paragraph" style:parent-style-name="Standard">
      <style:text-properties style:font-name="Roboto Condensed Light" fo:font-weight="normal" officeooo:rsid="0015dacd" officeooo:paragraph-rsid="001b9ab4" style:font-weight-asian="normal" style:font-weight-complex="normal"/>
    </style:style>
    <style:style style:name="P30" style:family="paragraph" style:parent-style-name="Standard">
      <style:text-properties style:font-name="Roboto Condensed Light" fo:font-weight="normal" officeooo:rsid="0015dacd" officeooo:paragraph-rsid="0029c21b" style:font-weight-asian="normal" style:font-weight-complex="normal"/>
    </style:style>
    <style:style style:name="P31" style:family="paragraph" style:parent-style-name="Standard">
      <style:text-properties style:font-name="Roboto Condensed Light" fo:font-weight="normal" officeooo:rsid="00202fef" officeooo:paragraph-rsid="001b9ab4" style:font-weight-asian="normal" style:font-weight-complex="normal"/>
    </style:style>
    <style:style style:name="P32" style:family="paragraph" style:parent-style-name="Standard">
      <style:text-properties style:font-name="Roboto Condensed Light" fo:font-weight="normal" officeooo:rsid="00215089" officeooo:paragraph-rsid="00219238" style:font-weight-asian="normal" style:font-weight-complex="normal"/>
    </style:style>
    <style:style style:name="P33" style:family="paragraph" style:parent-style-name="Standard">
      <style:text-properties style:font-name="Roboto Condensed Light" fo:font-weight="normal" officeooo:rsid="00219238" officeooo:paragraph-rsid="00219238" style:font-weight-asian="normal" style:font-weight-complex="normal"/>
    </style:style>
    <style:style style:name="P34" style:family="paragraph" style:parent-style-name="Standard">
      <style:text-properties style:font-name="Roboto Condensed Light" fo:font-weight="normal" officeooo:rsid="00171bde" officeooo:paragraph-rsid="001b9ab4" style:font-weight-asian="normal" style:font-weight-complex="normal"/>
    </style:style>
    <style:style style:name="P35" style:family="paragraph" style:parent-style-name="Standard">
      <style:text-properties style:font-name="Roboto Condensed Light" fo:font-weight="normal" officeooo:rsid="00171bde" officeooo:paragraph-rsid="00171bde" style:font-weight-asian="normal" style:font-weight-complex="normal"/>
    </style:style>
    <style:style style:name="P36" style:family="paragraph" style:parent-style-name="Standard">
      <style:text-properties style:font-name="Roboto Condensed Light" fo:font-weight="normal" officeooo:rsid="0029c21b" officeooo:paragraph-rsid="001b9ab4" style:font-weight-asian="normal" style:font-weight-complex="normal"/>
    </style:style>
    <style:style style:name="P37" style:family="paragraph" style:parent-style-name="Standard">
      <style:text-properties style:font-name="Roboto Condensed Light" fo:font-weight="normal" officeooo:rsid="001a02e7" officeooo:paragraph-rsid="001a02e7" style:font-weight-asian="normal" style:font-weight-complex="normal"/>
    </style:style>
    <style:style style:name="P38" style:family="paragraph" style:parent-style-name="Standard">
      <style:text-properties style:font-name="Roboto Condensed Light" fo:font-weight="normal" officeooo:rsid="001b9ab4" officeooo:paragraph-rsid="001a02e7" style:font-weight-asian="normal" style:font-weight-complex="normal"/>
    </style:style>
    <style:style style:name="P39" style:family="paragraph" style:parent-style-name="Standard">
      <style:text-properties style:font-name="Roboto Condensed Light" officeooo:paragraph-rsid="0012c46d"/>
    </style:style>
    <style:style style:name="P40" style:family="paragraph" style:parent-style-name="Standard">
      <style:text-properties style:font-name="Roboto Condensed Light" style:text-underline-style="solid" style:text-underline-width="auto" style:text-underline-color="font-color" fo:font-weight="bold" officeooo:rsid="001b9ab4" officeooo:paragraph-rsid="001b9ab4" style:font-weight-asian="bold" style:font-weight-complex="bold"/>
    </style:style>
    <style:style style:name="P41" style:family="paragraph" style:parent-style-name="Standard">
      <style:text-properties style:font-name="Roboto Condensed Light" style:text-underline-style="solid" style:text-underline-width="auto" style:text-underline-color="font-color" fo:font-weight="bold" officeooo:rsid="0015dacd" officeooo:paragraph-rsid="0029c21b" style:font-weight-asian="bold" style:font-weight-complex="bold"/>
    </style:style>
    <style:style style:name="P42" style:family="paragraph" style:parent-style-name="Standard">
      <style:text-properties style:font-name="Roboto Condensed Light" style:text-underline-style="solid" style:text-underline-width="auto" style:text-underline-color="font-color" fo:font-weight="bold" officeooo:rsid="002294df" officeooo:paragraph-rsid="002294df" style:font-weight-asian="bold" style:font-weight-complex="bold"/>
    </style:style>
    <style:style style:name="P43" style:family="paragraph" style:parent-style-name="Standard">
      <style:text-properties style:font-name="Roboto Condensed Light" style:text-underline-style="solid" style:text-underline-width="auto" style:text-underline-color="font-color" fo:font-weight="bold" officeooo:rsid="0026784a" officeooo:paragraph-rsid="0026784a" style:font-weight-asian="bold" style:font-weight-complex="bold"/>
    </style:style>
    <style:style style:name="P44" style:family="paragraph" style:parent-style-name="Standard">
      <style:text-properties style:font-name="Roboto Condensed Light" officeooo:paragraph-rsid="001b9ab4"/>
    </style:style>
    <style:style style:name="P45" style:family="paragraph" style:parent-style-name="Standard">
      <style:text-properties style:font-name="Roboto Condensed Light" officeooo:paragraph-rsid="00219238"/>
    </style:style>
    <style:style style:name="P46" style:family="paragraph" style:parent-style-name="Standard">
      <style:text-properties style:font-name="Roboto Condensed Light" officeooo:rsid="0029c21b" officeooo:paragraph-rsid="0029c21b"/>
    </style:style>
    <style:style style:name="P47" style:family="paragraph" style:parent-style-name="Standard">
      <style:text-properties style:font-name="Roboto Condensed Light" officeooo:paragraph-rsid="001a02e7"/>
    </style:style>
    <style:style style:name="P48" style:family="paragraph" style:parent-style-name="Standard">
      <style:text-properties style:font-name="Roboto Condensed Light" officeooo:rsid="0027631f" officeooo:paragraph-rsid="0027631f"/>
    </style:style>
    <style:style style:name="P49" style:family="paragraph" style:parent-style-name="Standard">
      <style:text-properties style:font-name="Roboto Condensed Light" officeooo:paragraph-rsid="002ea53e"/>
    </style:style>
    <style:style style:name="P50" style:family="paragraph" style:parent-style-name="Standard">
      <style:text-properties officeooo:paragraph-rsid="002cde10"/>
    </style:style>
    <style:style style:name="P51" style:family="paragraph" style:parent-style-name="Standard">
      <style:text-properties style:font-name="Roboto Condensed Light" fo:font-weight="bold" officeooo:rsid="00325956" officeooo:paragraph-rsid="0031ed59" style:font-weight-asian="bold" style:font-weight-complex="bold"/>
    </style:style>
    <style:style style:name="P52" style:family="paragraph" style:parent-style-name="Standard">
      <style:text-properties style:font-name="Roboto Condensed Light" fo:font-weight="bold" officeooo:rsid="00167b2f" officeooo:paragraph-rsid="00167b2f" style:font-weight-asian="bold" style:font-weight-complex="bold"/>
    </style:style>
    <style:style style:name="P53" style:family="paragraph" style:parent-style-name="Standard">
      <style:text-properties style:font-name="Roboto Condensed Light" fo:font-style="normal" fo:font-weight="bold" officeooo:rsid="0032bf29" officeooo:paragraph-rsid="0032bf29" style:font-style-asian="normal" style:font-weight-asian="bold" style:font-style-complex="normal" style:font-weight-complex="bold"/>
    </style:style>
    <style:style style:name="P54" style:family="paragraph" style:parent-style-name="Standard" style:list-style-name="L1">
      <style:text-properties style:font-name="Roboto Condensed Light" fo:font-style="normal" fo:font-weight="bold" officeooo:rsid="0032bf29" officeooo:paragraph-rsid="0032bf29" style:font-style-asian="normal" style:font-weight-asian="bold" style:font-style-complex="normal" style:font-weight-complex="bold"/>
    </style:style>
    <style:style style:name="P55" style:family="paragraph" style:parent-style-name="Standard" style:list-style-name="L1">
      <style:text-properties style:font-name="Roboto Condensed Light" fo:font-style="normal" fo:font-weight="bold" officeooo:rsid="00346b0d" officeooo:paragraph-rsid="00346b0d" style:font-style-asian="normal" style:font-weight-asian="bold" style:font-style-complex="normal" style:font-weight-complex="bold"/>
    </style:style>
    <style:style style:name="P56" style:family="paragraph" style:parent-style-name="Standard" style:list-style-name="L1">
      <style:text-properties style:font-name="Roboto Condensed Light" officeooo:paragraph-rsid="0032bf29"/>
    </style:style>
    <style:style style:name="P57" style:family="paragraph" style:parent-style-name="Standard" style:list-style-name="L1">
      <style:text-properties style:font-name="Roboto Condensed Light" officeooo:rsid="0033ad2b" officeooo:paragraph-rsid="0033ad2b"/>
    </style:style>
    <style:style style:name="P58" style:family="paragraph" style:parent-style-name="Standard">
      <style:text-properties style:font-name="Roboto Condensed Light" fo:font-weight="normal" officeooo:rsid="003073ed" officeooo:paragraph-rsid="003073ed" style:font-weight-asian="normal" style:font-weight-complex="normal"/>
    </style:style>
    <style:style style:name="P59" style:family="paragraph" style:parent-style-name="Standard">
      <style:text-properties style:font-name="Roboto Condensed Light" fo:font-weight="normal" officeooo:rsid="00378e78" officeooo:paragraph-rsid="00378e78" style:font-weight-asian="normal" style:font-weight-complex="normal"/>
    </style:style>
    <style:style style:name="P60" style:family="paragraph" style:parent-style-name="Standard">
      <style:text-properties style:font-name="Roboto Condensed Light" fo:font-weight="normal" officeooo:rsid="003911f5" officeooo:paragraph-rsid="003911f5" style:font-weight-asian="normal" style:font-weight-complex="normal"/>
    </style:style>
    <style:style style:name="P61" style:family="paragraph" style:parent-style-name="Standard">
      <style:text-properties style:font-name="Roboto Condensed Light" style:text-underline-style="none" fo:font-weight="bold" officeooo:rsid="002cde10" officeooo:paragraph-rsid="002cde10" style:font-weight-asian="bold" style:font-weight-complex="bold"/>
    </style:style>
    <style:style style:name="P62" style:family="paragraph" style:parent-style-name="Standard">
      <style:text-properties style:font-name="Roboto Condensed Light" style:text-underline-style="none" fo:font-weight="bold" officeooo:rsid="003706f8" officeooo:paragraph-rsid="002cde10" style:font-weight-asian="bold" style:font-weight-complex="bold"/>
    </style:style>
    <style:style style:name="P63" style:family="paragraph" style:parent-style-name="Standard">
      <style:text-properties style:font-name="Roboto Condensed Light" style:text-underline-style="none" fo:font-weight="normal" officeooo:rsid="00234ee0" officeooo:paragraph-rsid="00234ee0" style:font-weight-asian="normal" style:font-weight-complex="normal"/>
    </style:style>
    <style:style style:name="P64" style:family="paragraph" style:parent-style-name="Standard">
      <style:text-properties style:font-name="Roboto Condensed Light" style:text-underline-style="none" fo:font-weight="normal" officeooo:rsid="003911f5" officeooo:paragraph-rsid="003911f5" style:font-weight-asian="normal" style:font-weight-complex="normal"/>
    </style:style>
    <style:style style:name="P65" style:family="paragraph" style:parent-style-name="Standard">
      <style:text-properties style:font-name="Roboto Condensed Light" style:text-underline-style="none" fo:font-weight="normal" officeooo:rsid="00248dd5" officeooo:paragraph-rsid="00248dd5" style:font-weight-asian="normal" style:font-weight-complex="normal"/>
    </style:style>
    <style:style style:name="P66" style:family="paragraph" style:parent-style-name="Standard">
      <style:text-properties officeooo:paragraph-rsid="00378e78"/>
    </style:style>
    <style:style style:name="P67" style:family="paragraph" style:parent-style-name="Standard">
      <style:text-properties officeooo:rsid="00378e78" officeooo:paragraph-rsid="00378e78"/>
    </style:style>
    <style:style style:name="T1" style:family="text">
      <style:text-properties officeooo:rsid="00096f66"/>
    </style:style>
    <style:style style:name="T2" style:family="text">
      <style:text-properties officeooo:rsid="000e8b56"/>
    </style:style>
    <style:style style:name="T3" style:family="text">
      <style:text-properties fo:font-weight="normal" style:font-weight-asian="normal" style:font-weight-complex="normal"/>
    </style:style>
    <style:style style:name="T4" style:family="text">
      <style:text-properties fo:font-weight="normal" officeooo:rsid="0011880e" style:font-weight-asian="normal" style:font-weight-complex="normal"/>
    </style:style>
    <style:style style:name="T5" style:family="text">
      <style:text-properties fo:font-weight="normal" officeooo:rsid="0012c46d" style:font-weight-asian="normal" style:font-weight-complex="normal"/>
    </style:style>
    <style:style style:name="T6" style:family="text">
      <style:text-properties fo:font-weight="normal" officeooo:rsid="0013e8ba" style:font-weight-asian="normal" style:font-weight-complex="normal"/>
    </style:style>
    <style:style style:name="T7" style:family="text">
      <style:text-properties fo:font-weight="normal" officeooo:rsid="0015dacd" style:font-weight-asian="normal" style:font-weight-complex="normal"/>
    </style:style>
    <style:style style:name="T8" style:family="text">
      <style:text-properties fo:font-weight="normal" officeooo:rsid="001b9ab4" style:font-weight-asian="normal" style:font-weight-complex="normal"/>
    </style:style>
    <style:style style:name="T9" style:family="text">
      <style:text-properties fo:font-weight="normal" officeooo:rsid="001d8cf3" style:font-weight-asian="normal" style:font-weight-complex="normal"/>
    </style:style>
    <style:style style:name="T10" style:family="text">
      <style:text-properties fo:font-weight="normal" officeooo:rsid="001f77ad" style:font-weight-asian="normal" style:font-weight-complex="normal"/>
    </style:style>
    <style:style style:name="T11" style:family="text">
      <style:text-properties fo:font-weight="normal" officeooo:rsid="001fb161" style:font-weight-asian="normal" style:font-weight-complex="normal"/>
    </style:style>
    <style:style style:name="T12" style:family="text">
      <style:text-properties fo:font-weight="normal" officeooo:rsid="00202fef" style:font-weight-asian="normal" style:font-weight-complex="normal"/>
    </style:style>
    <style:style style:name="T13" style:family="text">
      <style:text-properties fo:font-weight="normal" officeooo:rsid="00215089" style:font-weight-asian="normal" style:font-weight-complex="normal"/>
    </style:style>
    <style:style style:name="T14" style:family="text">
      <style:text-properties fo:font-weight="normal" officeooo:rsid="00171bde" style:font-weight-asian="normal" style:font-weight-complex="normal"/>
    </style:style>
    <style:style style:name="T15" style:family="text">
      <style:text-properties fo:font-weight="normal" officeooo:rsid="001957f2" style:font-weight-asian="normal" style:font-weight-complex="normal"/>
    </style:style>
    <style:style style:name="T16" style:family="text">
      <style:text-properties fo:font-weight="normal" officeooo:rsid="0029c21b" style:font-weight-asian="normal" style:font-weight-complex="normal"/>
    </style:style>
    <style:style style:name="T17" style:family="text">
      <style:text-properties fo:font-weight="normal" officeooo:rsid="002b71a7" style:font-weight-asian="normal" style:font-weight-complex="normal"/>
    </style:style>
    <style:style style:name="T18" style:family="text">
      <style:text-properties fo:font-weight="normal" officeooo:rsid="001a02e7" style:font-weight-asian="normal" style:font-weight-complex="normal"/>
    </style:style>
    <style:style style:name="T19" style:family="text">
      <style:text-properties fo:font-weight="normal" officeooo:rsid="003911f5" style:font-weight-asian="normal" style:font-weight-complex="normal"/>
    </style:style>
    <style:style style:name="T20" style:family="text">
      <style:text-properties officeooo:rsid="0015dacd"/>
    </style:style>
    <style:style style:name="T21" style:family="text">
      <style:text-properties style:font-name="Roboto Condensed Light"/>
    </style:style>
    <style:style style:name="T22" style:family="text">
      <style:text-properties style:font-name="Roboto Condensed Light" fo:font-weight="normal" style:font-weight-asian="normal" style:font-weight-complex="normal"/>
    </style:style>
    <style:style style:name="T23" style:family="text">
      <style:text-properties style:font-name="Roboto Condensed Light" fo:font-weight="normal" officeooo:rsid="00378e78" style:font-weight-asian="normal" style:font-weight-complex="normal"/>
    </style:style>
    <style:style style:name="T24" style:family="text">
      <style:text-properties style:font-name="Roboto Condensed Light" style:text-underline-style="none" fo:font-weight="bold" officeooo:rsid="003706f8" style:font-weight-asian="bold" style:font-weight-complex="bold"/>
    </style:style>
    <style:style style:name="T25" style:family="text">
      <style:text-properties style:font-name="Roboto Condensed Light" style:text-underline-style="none" fo:font-weight="bold" officeooo:rsid="002cde10" style:font-weight-asian="bold" style:font-weight-complex="bold"/>
    </style:style>
    <style:style style:name="T26" style:family="text">
      <style:text-properties style:font-name="Roboto Condensed Light" fo:font-weight="bold" officeooo:rsid="002cde10" style:font-weight-asian="bold" style:font-weight-complex="bold"/>
    </style:style>
    <style:style style:name="T27" style:family="text">
      <style:text-properties style:font-name="Roboto Condensed Light" officeooo:rsid="003706f8"/>
    </style:style>
    <style:style style:name="T28" style:family="text">
      <style:text-properties officeooo:rsid="0028b8fc"/>
    </style:style>
    <style:style style:name="T29" style:family="text">
      <style:text-properties officeooo:rsid="00296993"/>
    </style:style>
    <style:style style:name="T30" style:family="text">
      <style:text-properties fo:font-weight="bold" style:font-weight-asian="bold" style:font-weight-complex="bold"/>
    </style:style>
    <style:style style:name="T31" style:family="text">
      <style:text-properties fo:font-weight="bold" officeooo:rsid="00329a55" style:font-weight-asian="bold" style:font-weight-complex="bold"/>
    </style:style>
    <style:style style:name="T32" style:family="text">
      <style:text-properties fo:font-weight="bold" officeooo:rsid="0031ed59" style:font-weight-asian="bold" style:font-weight-complex="bold"/>
    </style:style>
    <style:style style:name="T33" style:family="text">
      <style:text-properties fo:font-weight="bold" officeooo:rsid="00325956" style:font-weight-asian="bold" style:font-weight-complex="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33ad2b" style:font-style-asian="normal" style:font-weight-asian="bold" style:font-style-complex="normal" style:font-weight-complex="bold"/>
    </style:style>
    <style:style style:name="T36" style:family="text">
      <style:text-properties fo:font-style="normal" fo:font-weight="bold" officeooo:rsid="0032bf29" style:font-style-asian="normal" style:font-weight-asian="bold" style:font-style-complex="normal" style:font-weight-complex="bold"/>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28b8fc" style:font-weight-asian="normal" style:font-weight-complex="normal"/>
    </style:style>
    <style:style style:name="T40" style:family="text">
      <style:text-properties style:text-underline-style="none" fo:font-weight="normal" officeooo:rsid="002db66d" style:font-weight-asian="normal" style:font-weight-complex="normal"/>
    </style:style>
    <style:style style:name="T41" style:family="text">
      <style:text-properties style:text-underline-style="none" fo:font-weight="normal" officeooo:rsid="002ea53e" style:font-weight-asian="normal" style:font-weight-complex="normal"/>
    </style:style>
    <style:style style:name="T42" style:family="text">
      <style:text-properties style:text-underline-style="none" officeooo:rsid="0028b8fc"/>
    </style:style>
    <style:style style:name="T43" style:family="text">
      <style:text-properties style:text-underline-style="none" officeooo:rsid="003706f8"/>
    </style:style>
    <style:style style:name="T44" style:family="text">
      <style:text-properties officeooo:rsid="003911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1">Analyzing</text:span><text:span text:style-name="T32"> Jude Bellingham’</text:span><text:span text:style-name="T31">s Fit and Future at Borussia Dortmund</text:span></text:p>
      <text:p text:style-name="P15"/>
      <text:p text:style-name="P14"><text:span text:style-name="T32">What is he and where does he fit </text:span><text:span text:style-name="T33">in this BVB squad?</text:span></text:p>
      <text:p text:style-name="P51"/>
      <text:p text:style-name="P16"><text:span text:style-name="T33">S</text:span><text:span text:style-name="T30">tructure:</text:span></text:p>
      <text:p text:style-name="P53"/>
      <text:list xml:id="list903789734" text:style-name="L1">
        <text:list-item>
          <text:p text:style-name="P54">Intro – Talk about Sancho, <text:s/>young English players, and what makes Bellingham special to me</text:p>
        </text:list-item>
        <text:list-item>
          <text:p text:style-name="P54">Bellingham &amp; Gerrard/Lampard, and why I am more excited about Bellingham than Sancho</text:p>
        </text:list-item>
        <text:list-item>
          <text:p text:style-name="P54">What makes Bellingham so good – Physical capabilities, defensive output, intelligence and positioning at such a young age, maturity</text:p>
        </text:list-item>
        <text:list-item>
          <text:p text:style-name="P54">What he needs to improve on – Passing, adapting to the Bundesliga speed, finishing, continuing his physical development</text:p>
        </text:list-item>
        <text:list-item>
          <text:p text:style-name="P56"><text:span text:style-name="T35">W</text:span><text:span text:style-name="T36">ho he is – A box-to-box CM that will tend to favor offense a little more, will be a high-pressing, aggressive defender, and someone that should eventually be expected to use his incredible engine to contribute in every phase of the game. He</text:span></text:p>
        </text:list-item>
        <text:list-item>
          <text:p text:style-name="P57"><text:span text:style-name="T36">W</text:span><text:span text:style-name="T34">here he fits – He’s not yet good enough to replace Can &amp; Witsel, but I suspect he brings more than everyone else that can play the CM role in the 3-4-3 (that doesn’t include Brandt, to my mind)</text:span></text:p>
        </text:list-item>
        <text:list-item>
          <text:p text:style-name="P55">Conclusion – The Sky is the Ceiling</text:p>
        </text:list-item>
      </text:list>
      <text:p text:style-name="P17"/>
      <text:p text:style-name="P58">Three games into the season, Bellingham having started all of them, I think there is still a bit of confusion as to what Bellingham really is, and what he can become. So as someone that has watched him play a reasonable amount, and with a bit of an idea of what to expect, I thought I’d try and fill that gap.</text:p>
      <text:p text:style-name="P18"/>
      <text:p text:style-name="P25">When BVB signed Jadon Sancho in 201<text:span text:style-name="T1">7, he was a relatively unknown young prospect. Man City &amp; Watford fans may have been familiar with him, and those that pay close attention to the England youth teams would have known that he was a talented kid that was putting up impressive numbers at every youth-level. Everyone else? They didn’t know the name, but the prospect of spending $10m on a 17 year old kid made people sit up and take notice. There was a little bit of buzz about his signing, helped by his being a rare English export, and stolen from under the nose of Pep’s Man City too. But no one predicted what would happen next. Since joining at the end of August 2017, Sancho has contributed 30 goals and 34 assists in just 75 games. He is averaging 1.09 goals and assists per 90, the kind of production that places him among the world’s best forwards. This season, he’s not even rubbing shoulders with them. He’s leading the pack alongside Lionel Messi and Kylian Mbappe. That $10m is looking like a bit of a bargain.</text:span></text:p>
      <text:p text:style-name="P25"/>
      <text:p text:style-name="P26">Given the mark that Sancho has made in such a short stretch with Dortmund, it’s no surprise that <text:span text:style-name="T2">he has become the standard against which a lot of young English players will be judged, especially any Englishman joining Dortmund. So you might feel a little sorry for Jude Bellingham, doomed to be compared to Sancho from the moment he joins the club. Poor kid. Except… What if he was better than Sancho?</text:span></text:p>
      <text:p text:style-name="P26"/>
      <text:p text:style-name="P27">Jude is 16 years old, has already gained valuable experience playing for Birmingham in the Championship, and comes with a price tag that might be as much as 3x Sancho’s. What if Sancho was just the palette cleanser before we get to the good stuff?</text:p>
      <text:p text:style-name="P27"/>
      <text:p text:style-name="P27">Outside of being young English kids that have moved to West Germany to play for BVB, the comparisons are a bit lazy (and that is exactly why I just spent several paragraphs making them). They’re very different players, different personalities, and Jude has a thick Brummy accent. </text:p>
      <text:p text:style-name="P27"/>
      <text:p text:style-name="P39"><text:soft-page-break/><text:span text:style-name="T4">J</text:span><text:span text:style-name="T5">ude can play in almost any position in the midfield or forward line. He is typically an aggressive, all-action center midfielder, operating in a box-to-box role when he plays there for Birmingham, but he can also play out wide as a forward, and i</text:span><text:span text:style-name="T6">s quite comfortable pushing forward into a more offensive AM role</text:span><text:span text:style-name="T5">. </text:span><text:span text:style-name="T6">While he is capable of playing further forward, and I would expect him to get a significant number of minutes on the wing for BVB, his future will likely be as a central midfielder, where he can make the most of several of his strengths: his incredible size, strength, and athleticism (for a lanky 16 year old kid, he seems like a solid unit), his defensive contributions and impressive workrate, and his excellent ball progression with the ball at his feet. Playing through the middle gives Bellingham the chance to get stuck in and raise some hell off the ball, </text:span><text:span text:style-name="T7">and use that same physicality to drive into space in possession, taking several opponents out of the game centrally.</text:span></text:p>
      <text:p text:style-name="P28"/>
      <text:p text:style-name="P40">Why I’m More Excited about Jude than Jadon</text:p>
      <text:p text:style-name="P19"/>
      <text:p text:style-name="P29">First of all, I should lay my cards on the table and admit my own biases. </text:p>
      <text:p text:style-name="P28"/>
      <text:p text:style-name="P30"/>
      <text:p text:style-name="P41">Strengths</text:p>
      <text:p text:style-name="P28"/>
      <text:p text:style-name="P2">Physical Gifts</text:p>
      <text:p text:style-name="P20"/>
      <text:p text:style-name="P44"><text:span text:style-name="T8">I’ll get this </text:span><text:span text:style-name="T9">one out of the way early: J</text:span><text:span text:style-name="T8">ude Bellingham is a physical freak. </text:span><text:span text:style-name="T9">He’s 17 years old and is already physically capable of hanging with grown adults in midfield. </text:span><text:span text:style-name="T10">He’s built like the He’s quick, he’s agile, he has excellent balance, and he’s strong as an ox. </text:span><text:span text:style-name="T11">The Championship is well known for being a fast-paced, physically-demanding league, and a 16-year old kid cutting their teeth is pretty impressive. It </text:span><text:span text:style-name="T12">is </text:span><text:span text:style-name="T11">even more impressive when you consider that he was </text:span><text:span text:style-name="T12">often playing as a center mid, and not only did he hold his own, he was more than happy to dish it out, occasionally bodying men 10 years his senior.</text:span></text:p>
      <text:p text:style-name="P31"/>
      <text:p text:style-name="P45"><text:span text:style-name="T12">There are few his age that are such impressive specimens. Perhaps the closest comparison is Camavinga, who is a little more slight, but more nimble, a little faster, and certainly a crazy athlete for his age. But physical gifts can sometimes be a bit of a mirage in young players. </text:span><text:span text:style-name="T13">Plenty of kids develop early and make it through to the senior ranks before their peers, leading to a ton of hype, based on an assumption that their growth is linear, and that there’s more physical development to come. </text:span></text:p>
      <text:p text:style-name="P32"/>
      <text:p text:style-name="P32">Guys like Luke Shaw, Ross Barkley, and Wayne Rooney came through age 16-18 looking like men, or in Wayne’s case, like a 40-year old builder that smokes a 10-pack a day and drinks pints of bitter. But in hindsight, they all seem to have developed early, and the athlete they were at that young age was the same they would be in their peak. That has contributed to the feeling that guys like Shaw and Barkley haven’t fulfilled their potential. </text:p>
      <text:p text:style-name="P32"/>
      <text:p text:style-name="P33">But then there’s Rooney. Sure, the first thing you noticed was that this weird troll was incredibly fast and agile, but that masked what was really most impressive about him. This weird troll also possessed an unreal skill set, the vision to see the whole pitch, and the intelligence to understand how the game was playing out, and what he needed to do to change it. His athleticism was just one part of his game, and therefore when it turned out he wasn’t going to grow in to a human Ford Transit, that was okay, because the rest of his game was still progressing as everyone hoped.</text:p>
      <text:p text:style-name="P19"/>
      <text:p text:style-name="P20">Offensive Potential</text:p>
      <text:p text:style-name="P20"/>
      <text:p text:style-name="P34"><text:soft-page-break/>Ball Progression/<text:span text:style-name="T28">Dribbling</text:span> – <text:span text:style-name="T29">His dribbling ability makes him a real threat in transition, an immediate asset in terms of ball progression, and a player that could unlock tightly-packed defenses in the final third.</text:span></text:p>
      <text:p text:style-name="P34"/>
      <text:p text:style-name="P44"><text:span text:style-name="T14">Creative Eye </text:span><text:span text:style-name="T15">&amp; Vision –</text:span><text:span text:style-name="T14"> </text:span><text:span text:style-name="T16">While this isn’t the strongest part of his game, I think he has shown enough to suggest he </text:span><text:span text:style-name="T17">can be an elite creative outlet, though perhaps not as a 10 or a winger. Bellingham is particularly good at drifting into half spaces on either side of the pitch (though he prefers the left), and dropping excellent crosses into the box.</text:span></text:p>
      <text:p text:style-name="P36"/>
      <text:p text:style-name="P46"><text:span text:style-name="T16">P</text:span><text:span text:style-name="T3">ositioning - <text:s/></text:span><text:span text:style-name="T19">One aspect of his game that possibly hasn’t received sufficient praise is his positioning and his anticipation. He seems to read the game really well, and has that certain quality to be in the right place at the right time. That is a huge asset for any midfielder, but it’s especially so for a player like Bellingham. Being in the right place defensively means being the guy that can intervene when the opposition is about to mount a dangerous attack, and offensively, it’s arriving late in the box to meet the ball and slot it in the bottom corner. Bellingham’s positioning and movement in tight spaces also seems to be really good. He makes small adjustments in both his position and his body shape to put him in the most dangerous positions in the final third. That stuff tends to take players time, and the fact he seems to be able to do it already is very promising.</text:span></text:p>
      <text:p text:style-name="P34"/>
      <text:p text:style-name="P21"><text:span text:style-name="T20">D</text:span>efensive Contributions</text:p>
      <text:p text:style-name="P21"/>
      <text:p text:style-name="P59">The defensive side of Bellingham’s game is pretty well known at this point. He was incredibly dominant in the Championship, despite playing in a struggling Birmingham side. He’s an aggressive, physical defender, and he is willing to step up the pitch and make defensive plays. Perhaps the most important part of his game defensively is the clear value and importance he places on defending. </text:p>
      <text:p text:style-name="P59"/>
      <text:p text:style-name="P66"><text:span text:style-name="T23">For a young, local kid making waves in that Birmingham team last season, Bellingham could easily have coasted defensively and still received plenty of credit. But without fail he always puts in a great shift defensively. A young kid that values defending and recognizes the impact an aggressive defender can have in midfield is a great asset. His commitment in both phases of the game, his impressive engine for a 17-year old, and his potential to continue developing into a world-class athlete, makes him the rare kind of player that can make contributions in every part of the game. He has the potential to be a defensive machine, and a shield for the back-line, he is an immediate threat in transitions and ball progression, and with a little more development, he can be a real goal threat and an outlet in the final third. Those kinds of players are exceedingly rare, and when they come along, they are world-beaters.</text:span></text:p>
      <text:p text:style-name="P66"><text:span text:style-name="T23"/></text:p>
      <text:p text:style-name="P67"><text:span text:style-name="T22">Perhaps the only element of his defensive game that still needs a bit of work is his positioning. It’s unclear if this is by Favre’s design, or Bellingham adjusting to the Bundesliga, but it seems as though Witsel has been a little exposed in the first two league games this season. </text:span></text:p>
      <text:p text:style-name="P21"/>
      <text:p text:style-name="P60">He has been dribbled past more than any other Dortmund player so far this season, and though this sample is so small I’m not sure we should really make anything of it, it does appear to me that his attempts to provide support offensively are dampening his capacity defensively. With time, I think he’ll find the balance.</text:p>
      <text:p text:style-name="P21"/>
      <text:p text:style-name="P35">Tackles -</text:p>
      <text:p text:style-name="P35"/>
      <text:p text:style-name="P35">Interceptions -</text:p>
      <text:p text:style-name="P35"/>
      <text:p text:style-name="P35">Aggression -</text:p>
      <text:p text:style-name="P35"><text:soft-page-break/></text:p>
      <text:p text:style-name="P35">Positioning -</text:p>
      <text:p text:style-name="P35"/>
      <text:p text:style-name="P3">Versatility</text:p>
      <text:p text:style-name="P22"/>
      <text:p text:style-name="P37">One of Bellingham’s greatest strengths is his versatility. For Birmingham City he spent time playing various different positions all over the midfield and across the front-line. He’s comfortable in the middle of the action as a box-to-box midfielder, finding space between the lines as a 10, or playing from either wing. This doesn’t just appear to be the result of his impressive physical development, but also because of an apparent tactical intelligence which makes him comfortable adapting to different responsibilities depending on where he is fielded. </text:p>
      <text:p text:style-name="P37"/>
      <text:p text:style-name="P47"><text:span text:style-name="T18">Obviously there is a downside to young players getting typecast as utility players that can be slotted in wherever might be needed at that moment. Asking a player to play numerous positions can hamper their </text:span><text:span text:style-name="T8">progress as they are unable to develop their own identity, amplify their best qualities, and get consistent playing time to push their own boundaries. But I don’t think this should be a big issue for Jude. The kind of player that falls into this trap is the “Jack of All Trades, Master of None” type. </text:span></text:p>
      <text:p text:style-name="P38"/>
      <text:p text:style-name="P42">Weaknesses</text:p>
      <text:p text:style-name="P42"/>
      <text:p text:style-name="P6">Needs to become a little more efficient in the final third - </text:p>
      <text:p text:style-name="P6"/>
      <text:p text:style-name="P63">Finishing – <text:span text:style-name="T44">One of the biggest things I’ve noticed with Bellingham is what seems to be a case of </text:span></text:p>
      <text:p text:style-name="P63"/>
      <text:p text:style-name="P64">There are a handful of areas in which Bellingham needs to improve. </text:p>
      <text:p text:style-name="P64"/>
      <text:p text:style-name="P64">His finishing and his efficiency in the final third need some work still. In this, and in his passing range, it seems as though the vision and the creativity is already there. Sometimes he tries to do something and the execution is a little lacking, whether due to inaccuracy or a lack of strength in the pass/shot. It seems as though he is still working on becoming a little more efficient offensively, and that will only improve with game time, experience, and physical development. He should keep on trying things, because the ideas are good, and with time he’ll start putting it all together.</text:p>
      <text:p text:style-name="P7"/>
      <text:p text:style-name="P8">Passing range – Though the vision is certainly there, his ability to execute passes is sometimes a little lacking. Some more difficult passes are sometimes a little wayward, though he has shown enough to suggest that this is something that will come with time, physical development, and practice.</text:p>
      <text:p text:style-name="P8"/>
      <text:p text:style-name="P8">Though he is good at ball retention and recycling possession when playing deep, he does need to up the number of progressive passes he makes, though in a more dominant team (Birmingham were… not good), he should find plenty of opportunity to work on this side of his game.</text:p>
      <text:p text:style-name="P8"/>
      <text:p text:style-name="P64">He also needs time to adapt to the league. He has on occasion looked a little stranded defensively, or a little slow in possession, and a lot of this seems to be because he is still training his reactions and anticipation to the Bundesliga-level. While the physicality at Championship-level is not lacking, it is a slightly slower game, and that has shown on occasion with Bellingham. It’s hard to say how long that process will take, but it’s important to be patient with kids. There’s no question he is good enough for this level, and his instincts are all there, he just needs them to speed up a little, so that he’s in the right place at the right time, and so that his decision-making is quicker and more effective. That’s especially so for a box-to-box central <text:soft-page-break/>midfielder, who will have to cover a lot of ground, and can do so more effectively by being that little bit quicker in their assessments of the way the game is playing out.</text:p>
      <text:p text:style-name="P64"/>
      <text:p text:style-name="P43">Conclusion</text:p>
      <text:p text:style-name="P43"/>
      <text:p text:style-name="P9">Bellingham is a huge talent, and someone I’m genuinely very excited to see in a BVB shirt. I think we’ve already seen that he’ll be able to contribute to the first team immediately, and it won’t be long before he’s looking to be a regular starter.</text:p>
      <text:p text:style-name="P9"/>
      <text:p text:style-name="P9">I think the Bundesliga will suit his aggressive pressing style, and it’ll be an opportunity for him to hone the technical side of his game a little on offense. With just a little ball progression from his passing, he becomes a vital cog in the team’s playing style, and with a little more accuracy and efficiency in the final third, he becomes a creative outlet and even a significant goal threat.</text:p>
      <text:p text:style-name="P9"/>
      <text:p text:style-name="P9">It’s rare that you see kids coming in to the first team capable of doing just about everything.</text:p>
      <text:p text:style-name="P9"/>
      <text:p text:style-name="P48"><text:span text:style-name="T38">He’s able to contribute in a number of positions for Dortmund, but I think he’s best deployed as </text:span><text:span text:style-name="T39">a box-to-box midfielder. I think the obvious comparisons are guys like Gerrard, Pogba, and Yaya Toure. He might not have the finesse of a 10, or the explosive speed and directness of a winger/inside forward (though he has the quality to contribute in these positions if needed), and neither role necessarily gives him the opportunity to make the most of his wide skill-set. Instead, as a box-to-box midfielder, he has the chance to make a huge impact defensively, and be the key man in transitions. I see him being an attack-minded box-to-box CM.</text:span></text:p>
      <text:p text:style-name="P10"/>
      <text:p text:style-name="P23"><text:span text:style-name="T42">V</text:span><text:span text:style-name="T37">ideo Credits:</text:span></text:p>
      <text:p text:style-name="P4"/>
      <text:p text:style-name="P50"><text:span text:style-name="T24">Duisburg goal</text:span><text:span text:style-name="T25"> (</text:span><text:a xlink:type="simple" xlink:href="https://www.youtube.com/watch?v=NfO-WhEmkQw" text:style-name="Internet_20_link" text:visited-style-name="Visited_20_Internet_20_Link"><text:span text:style-name="T26">https://www.youtube.com/watch?v=NfO-WhEmkQw</text:span></text:a><text:span text:style-name="T25">)</text:span></text:p>
      <text:p text:style-name="P4"/>
      <text:p text:style-name="P11">On his debut against Duisburg, we obviously didn’t get the chance to see the full range of Bellingham’s qualities, but he still made his mark in just 45 minutes. He picked up a goal on his debut, but prior to that, he was also the player that regained possession, challenging for a header just outside the box, that led to Dortmund winning a penalty and Sancho converting for their first goal.</text:p>
      <text:p text:style-name="P11"/>
      <text:p text:style-name="P49"><text:span text:style-name="T40">The goal itself was a good display of what Bellingham can bring in the near future. The finish itself looks a little sloppy, and on first viewing it looks like he has taken one too many touches, but watching it back, it seems like a smart adjustment. Hazard manages to produce </text:span><text:span text:style-name="T41">a little</text:span><text:span text:style-name="T40"> backspin on his touch through to Bellingham, which</text:span><text:span text:style-name="T41"> slows the movement of the ball and forces Jude to adjust and make a choice from a couple awkward options. </text:span></text:p>
      <text:p text:style-name="P12"/>
      <text:p text:style-name="P13">The flight of the ball meant that a first time shot was a little awkward, as the position of the ball meant a right-footed shot wasn’t on the table (unless attempting to toe-poke it), leaving him with the option to step <text:s/>into the shot with his left foot and trying to go across the keeper’s body a little earlier than he would have if it had traveled cleanly and he had been able to meet it as it rolls across him, which meant that the far corner was a pretty limited angle. Instead, he takes the touch with the outside of his right foot, to open up his body and try and force the keeper’s hand. The keeper does pretty well to close the angle, but Bellingham gets a little lucky with the finish, as it deflects off the keeper and goes in. The finish itself could have been a bit more decisive, and he possibly should have tried to hit the bottom-near corner, but I think the sequence was pretty solid on Jude’s part, and he earned a little luck in the moment.</text:p>
      <text:p text:style-name="P12"/>
      <text:p text:style-name="P13"><text:soft-page-break/>He also showed the kind of danger he potentially presents as a center mid making late runs into the box for offensive support. Having that kind of midfielder that can provide a goal threat from slightly deeper than the forward line is a real asset, and for a team that loves to hit the byline and fill the box with options, I think Bellingham could be a wonderful fit.</text:p>
      <text:p text:style-name="P11"/>
      <text:p text:style-name="P1"><text:span text:style-name="T21">England goal </text:span><text:span text:style-name="T27">(</text:span><text:a xlink:type="simple" xlink:href="https://www.youtube.com/watch?v=3bDRfpXkJc4" text:style-name="Internet_20_link" text:visited-style-name="Visited_20_Internet_20_Link"><text:span text:style-name="T21">https://www.youtube.com/watch?v=3bDRfpXkJc4</text:span></text:a><text:span text:style-name="T27">)</text:span></text:p>
      <text:p text:style-name="P4"/>
      <text:p text:style-name="P5">Birmingham highlights (<text:a xlink:type="simple" xlink:href="https://www.youtube.com/watch?v=jfMARR8Rb8I" text:style-name="Internet_20_link" text:visited-style-name="Visited_20_Internet_20_Link">https://www.youtube.com/watch?v=jfMARR8Rb8I</text:a>) </text:p>
      <text:p text:style-name="P4"/>
      <text:p text:style-name="P23"><text:span text:style-name="T43">Gladbach highlights (</text:span><text:a xlink:type="simple" xlink:href="https://www.youtube.com/watch?v=EpHzfWH1gYY" text:style-name="Internet_20_link" text:visited-style-name="Visited_20_Internet_20_Link"><text:span text:style-name="T37">https://www.youtube.com/watch?v=EpHzfWH1gYY</text:span></text:a><text:span text:style-name="T43">) </text:span></text:p>
      <text:p text:style-name="P62"/>
      <text:p text:style-name="P24"><text:span text:style-name="T43">F</text:span><text:span text:style-name="T37">urther highlights from Duisburg game (</text:span><text:a xlink:type="simple" xlink:href="https://www.youtube.com/watch?v=yD4Aoi2wU6c" text:style-name="Internet_20_link" text:visited-style-name="Visited_20_Internet_20_Link">https://www.youtube.com/watch?v=yD4Aoi2wU6c</text:a><text:span text:style-name="T3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Roboto Condensed Light" svg:font-family="'Roboto Condensed Light'"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yfair Display Medium" fo:font-family="'Playfair Display Medium'"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layfair Display Medium" fo:font-family="'Playfair Display Medium'"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layfair Display Medium" fo:font-family="'Playfair Display Medium'"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layfair Display Medium" fo:font-family="'Playfair Display Medium'"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5T21:37:49.037757133</meta:creation-date>
    <dc:date>2020-09-26T17:25:18.343802987</dc:date>
    <meta:editing-duration>PT15H48M26S</meta:editing-duration>
    <meta:editing-cycles>28</meta:editing-cycles>
    <meta:generator>LibreOffice/6.4.6.2$Linux_X86_64 LibreOffice_project/40$Build-2</meta:generator>
    <dc:creator>Paul Johnson</dc:creator>
    <meta:document-statistic meta:table-count="0" meta:image-count="0" meta:object-count="0" meta:page-count="6" meta:paragraph-count="63" meta:word-count="3038" meta:character-count="17338" meta:non-whitespace-character-count="14342"/>
  </office:meta>
</office:document-meta>
</file>